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efd24ce6030" style:family="table" style:master-page-name="ta-mp-0x7efd24ce6030">
      <style:table-properties table:display="true" style:writing-mode="lr-tb"/>
    </style:style>
    <style:style style:name="ta-0x7efd24ce6220" style:family="table" style:master-page-name="ta-mp-0x7efd24ce6220">
      <style:table-properties table:display="true" style:writing-mode="lr-tb"/>
    </style:style>
    <style:style style:name="ta-0x7efd24ce6410" style:family="table" style:master-page-name="ta-mp-0x7efd24ce6410">
      <style:table-properties table:display="true" style:writing-mode="lr-tb"/>
    </style:style>
    <style:style style:name="ta-0x7efd24ce6600" style:family="table" style:master-page-name="ta-mp-0x7efd24ce6600">
      <style:table-properties table:display="true" style:writing-mode="lr-tb"/>
    </style:style>
    <style:style style:name="ta-0x7efd24ce67f0" style:family="table" style:master-page-name="ta-mp-0x7efd24ce67f0">
      <style:table-properties table:display="true" style:writing-mode="lr-tb"/>
    </style:style>
    <style:style style:name="ta-0x7efd24ce69e0" style:family="table" style:master-page-name="ta-mp-0x7efd24ce6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efd24d0d9d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db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dc2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dd5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de7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d24d0df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d8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21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d24d0e1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f7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d2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0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216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d24d0e3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6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a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4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7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b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d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9a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e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c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217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d24d0ee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2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5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ef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34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6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9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b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5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7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218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d24d0fa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d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101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b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fed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102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e5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d2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d5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e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219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d30b9e6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ea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ed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e8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eb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ef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f1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88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0c6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f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24d21b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d30b9f2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f6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f9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f3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f7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efd30b9fa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201.75pt" style:use-optimal-column-width="fals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efd24ce24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efd24d994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efd24d9e8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efd24da1c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efd24ce6030" table:print="false">
        <office:forms form:automatic-focus="false" form:apply-design-mode="false">
          <form:form/>
        </office:forms>
        <table:table-column table:default-cell-style-name="ACE-0x7efd24d0d8b0" table:style-name="ACOL-1"/>
        <table:table-column table:style-name="ACOL-0" table:number-columns-repeated="127"/>
        <table:table-row table:style-name="AROW-0">
          <table:table-cell table:style-name="ACE-0x7efd24d0d9d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efd24d0db00" table:content-validation-name="VAL-0x7efd24ce24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efd24d0dc28" table:content-validation-name="VAL-0x7efd24d9941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efd24d0dd50" table:content-validation-name="VAL-0x7efd24d9e850" office:value-type="string">
            <text:p>verifyAddCategoryCancel</text:p>
          </table:table-cell>
          <table:table-cell table:number-columns-repeated="127" table:style-name="Gnumeric-default"/>
        </table:table-row>
        <table:table-row table:style-name="AROW-0">
          <table:table-cell table:style-name="ACE-0x7efd24d0de7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efd24d0dfa0" table:content-validation-name="VAL-0x7efd24da1c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efd24ce6220" table:print="false">
        <office:forms form:automatic-focus="false" form:apply-design-mode="false">
          <form:form/>
        </office:forms>
        <table:table-column table:default-cell-style-name="ACE-0x7efd24d0e0c8" table:style-name="ACOL-3"/>
        <table:table-column table:default-cell-style-name="ACE-0x7efd24d0e0c8" table:style-name="ACOL-4"/>
        <table:table-column table:default-cell-style-name="ACE-0x7efd24d0e0c8" table:style-name="ACOL-5"/>
        <table:table-column table:default-cell-style-name="ACE-0x7efd24d0e0c8" table:style-name="ACOL-6"/>
        <table:table-column table:default-cell-style-name="ACE-0x7efd24d0e0c8" table:style-name="ACOL-7" table:number-columns-repeated="2"/>
        <table:table-column table:default-cell-style-name="ACE-0x7efd24d0e0c8" table:style-name="ACOL-8"/>
        <table:table-column table:default-cell-style-name="ACE-0x7efd24d0e0c8" table:style-name="ACOL-9"/>
        <table:table-column table:default-cell-style-name="ACE-0x7efd24d21670" table:style-name="ACOL-0" table:number-columns-repeated="120"/>
        <table:table-row table:style-name="AROW-0">
          <table:table-cell table:style-name="ACE-0x7efd24d0e1f0" office:value-type="string">
            <text:p>User Name</text:p>
          </table:table-cell>
          <table:table-cell table:style-name="ACE-0x7efd24d0e318" office:value-type="string">
            <text:p>Password</text:p>
          </table:table-cell>
          <table:table-cell table:style-name="ACE-0x7efd24d0e318" office:value-type="string">
            <text:p>Category Name</text:p>
          </table:table-cell>
          <table:table-cell table:style-name="ACE-0x7efd24d0e440" office:value-type="string">
            <text:p>Message</text:p>
          </table:table-cell>
          <table:table-cell table:number-columns-repeated="4" table:style-name="ACE-0x7efd24d0e0c8"/>
          <table:table-cell table:number-columns-repeated="120" table:style-name="ACE-0x7efd24d21670"/>
        </table:table-row>
        <table:table-row table:style-name="AROW-0">
          <table:table-cell table:style-name="ACE-0x7efd24d0cf70" office:value-type="string">
            <text:p>testshopclue@sc.com</text:p>
          </table:table-cell>
          <table:table-cell table:style-name="ACE-0x7efd24d0e690" office:value-type="float" office:value="123456">
            <text:p>123456</text:p>
          </table:table-cell>
          <table:table-cell table:style-name="ACE-0x7efd24d0e690" office:value-type="string">
            <text:p>Health is Wealth</text:p>
          </table:table-cell>
          <table:table-cell table:style-name="ACE-0x7efd24d0e7b8" office:value-type="string">
            <text:p>The items were added successfully</text:p>
          </table:table-cell>
          <table:table-cell table:number-columns-repeated="4" table:style-name="ACE-0x7efd24d0e0c8"/>
          <table:table-cell table:number-columns-repeated="120" table:style-name="ACE-0x7efd24d21670"/>
        </table:table-row>
        <table:table-row table:style-name="AROW-0">
          <table:table-cell table:style-name="ACE-0x7efd24d0d2e8" office:value-type="string">
            <text:p>testshopclue@sc.com</text:p>
          </table:table-cell>
          <table:table-cell table:style-name="ACE-0x7efd24d0ea08" office:value-type="float" office:value="123456">
            <text:p>123456</text:p>
          </table:table-cell>
          <table:table-cell table:style-name="ACE-0x7efd24d0ea08"/>
          <table:table-cell table:style-name="ACE-0x7efd24d0eb30"/>
          <table:table-cell table:number-columns-repeated="4" table:style-name="ACE-0x7efd24d0e0c8"/>
          <table:table-cell table:number-columns-repeated="120" table:style-name="ACE-0x7efd24d2167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efd24d2167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efd24ce6410" table:print="false">
        <office:forms form:automatic-focus="false" form:apply-design-mode="false">
          <form:form/>
        </office:forms>
        <table:table-column table:default-cell-style-name="ACE-0x7efd24d0ec58" table:style-name="ACOL-3"/>
        <table:table-column table:default-cell-style-name="ACE-0x7efd24d0ec58" table:style-name="ACOL-4"/>
        <table:table-column table:default-cell-style-name="ACE-0x7efd24d0ec58" table:style-name="ACOL-5"/>
        <table:table-column table:default-cell-style-name="ACE-0x7efd24d0ec58" table:style-name="ACOL-6"/>
        <table:table-column table:default-cell-style-name="ACE-0x7efd24d0ec58" table:style-name="ACOL-7" table:number-columns-repeated="2"/>
        <table:table-column table:default-cell-style-name="ACE-0x7efd24d0ec58" table:style-name="ACOL-8"/>
        <table:table-column table:default-cell-style-name="ACE-0x7efd24d0ec58" table:style-name="ACOL-9"/>
        <table:table-column table:default-cell-style-name="ACE-0x7efd24d21798" table:style-name="ACOL-0" table:number-columns-repeated="120"/>
        <table:table-row table:style-name="AROW-0">
          <table:table-cell table:style-name="ACE-0x7efd24d0ed80" office:value-type="string">
            <text:p>User Name</text:p>
          </table:table-cell>
          <table:table-cell table:style-name="ACE-0x7efd24d0eea8" office:value-type="string">
            <text:p>Password</text:p>
          </table:table-cell>
          <table:table-cell table:style-name="ACE-0x7efd24d0eea8" office:value-type="string">
            <text:p>Category Name</text:p>
          </table:table-cell>
          <table:table-cell table:style-name="ACE-0x7efd24d0efd0" office:value-type="string">
            <text:p>Message</text:p>
          </table:table-cell>
          <table:table-cell table:number-columns-repeated="4" table:style-name="ACE-0x7efd24d0ec58"/>
          <table:table-cell table:number-columns-repeated="120" table:style-name="ACE-0x7efd24d21798"/>
        </table:table-row>
        <table:table-row table:style-name="AROW-0">
          <table:table-cell table:style-name="ACE-0x7efd24d0c9a8" office:value-type="string">
            <text:p>testshopclue@sc.com</text:p>
          </table:table-cell>
          <table:table-cell table:style-name="ACE-0x7efd24d0f220" office:value-type="float" office:value="123456">
            <text:p>123456</text:p>
          </table:table-cell>
          <table:table-cell table:style-name="ACE-0x7efd24d0f220" office:value-type="string">
            <text:p>Health is Wealth</text:p>
          </table:table-cell>
          <table:table-cell table:style-name="ACE-0x7efd24d0f348" office:value-type="string">
            <text:p>The items were added successfully</text:p>
          </table:table-cell>
          <table:table-cell table:number-columns-repeated="4" table:style-name="ACE-0x7efd24d0ec58"/>
          <table:table-cell table:number-columns-repeated="120" table:style-name="ACE-0x7efd24d21798"/>
        </table:table-row>
        <table:table-row table:style-name="AROW-0">
          <table:table-cell table:style-name="ACE-0x7efd24d0ce48" office:value-type="string">
            <text:p>testshopclue@sc.com</text:p>
          </table:table-cell>
          <table:table-cell table:style-name="ACE-0x7efd24d0f598" office:value-type="float" office:value="123456">
            <text:p>123456</text:p>
          </table:table-cell>
          <table:table-cell table:style-name="ACE-0x7efd24d0f598"/>
          <table:table-cell table:style-name="ACE-0x7efd24d0f6c0"/>
          <table:table-cell table:number-columns-repeated="4" table:style-name="ACE-0x7efd24d0ec58"/>
          <table:table-cell table:number-columns-repeated="120" table:style-name="ACE-0x7efd24d2179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efd24d2179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efd24ce6600" table:print="false">
        <office:forms form:automatic-focus="false" form:apply-design-mode="false">
          <form:form/>
        </office:forms>
        <table:table-column table:default-cell-style-name="ACE-0x7efd24d0f7e8" table:style-name="ACOL-3"/>
        <table:table-column table:default-cell-style-name="ACE-0x7efd24d0f7e8" table:style-name="ACOL-4"/>
        <table:table-column table:default-cell-style-name="ACE-0x7efd24d0f7e8" table:style-name="ACOL-5"/>
        <table:table-column table:default-cell-style-name="ACE-0x7efd24d0f7e8" table:style-name="ACOL-6"/>
        <table:table-column table:default-cell-style-name="ACE-0x7efd24d0f7e8" table:style-name="ACOL-7" table:number-columns-repeated="2"/>
        <table:table-column table:default-cell-style-name="ACE-0x7efd24d0f7e8" table:style-name="ACOL-8"/>
        <table:table-column table:default-cell-style-name="ACE-0x7efd24d0f7e8" table:style-name="ACOL-9"/>
        <table:table-column table:default-cell-style-name="ACE-0x7efd24d218c0" table:style-name="ACOL-0" table:number-columns-repeated="120"/>
        <table:table-row table:style-name="AROW-0">
          <table:table-cell table:style-name="ACE-0x7efd24d0f910" office:value-type="string">
            <text:p>User Name</text:p>
          </table:table-cell>
          <table:table-cell table:style-name="ACE-0x7efd24d0fa38" office:value-type="string">
            <text:p>Password</text:p>
          </table:table-cell>
          <table:table-cell table:style-name="ACE-0x7efd24d0fa38" office:value-type="string">
            <text:p>Category Name</text:p>
          </table:table-cell>
          <table:table-cell table:style-name="ACE-0x7efd24d0fb60" office:value-type="string">
            <text:p>Message</text:p>
          </table:table-cell>
          <table:table-cell table:number-columns-repeated="4" table:style-name="ACE-0x7efd24d0f7e8"/>
          <table:table-cell table:number-columns-repeated="120" table:style-name="ACE-0x7efd24d218c0"/>
        </table:table-row>
        <table:table-row table:style-name="AROW-0">
          <table:table-cell table:style-name="ACE-0x7efd24d0cbf8" office:value-type="string">
            <text:p>testshopclue@sc.com</text:p>
          </table:table-cell>
          <table:table-cell table:style-name="ACE-0x7efd24d0fdb0" office:value-type="float" office:value="123456">
            <text:p>123456</text:p>
          </table:table-cell>
          <table:table-cell table:style-name="ACE-0x7efd24d0fdb0" office:value-type="string">
            <text:p>Health is Wealth</text:p>
          </table:table-cell>
          <table:table-cell table:style-name="ACE-0x7efd24d0fed8" office:value-type="string">
            <text:p>The items were added successfully</text:p>
          </table:table-cell>
          <table:table-cell table:number-columns-repeated="4" table:style-name="ACE-0x7efd24d0f7e8"/>
          <table:table-cell table:number-columns-repeated="120" table:style-name="ACE-0x7efd24d218c0"/>
        </table:table-row>
        <table:table-row table:style-name="AROW-0">
          <table:table-cell table:style-name="ACE-0x7efd24d0c508" office:value-type="string">
            <text:p>testshopclue@sc.com</text:p>
          </table:table-cell>
          <table:table-cell table:style-name="ACE-0x7efd24d10128" office:value-type="float" office:value="123456">
            <text:p>123456</text:p>
          </table:table-cell>
          <table:table-cell table:style-name="ACE-0x7efd24d10128"/>
          <table:table-cell table:style-name="ACE-0x7efd24d10250"/>
          <table:table-cell table:number-columns-repeated="4" table:style-name="ACE-0x7efd24d0f7e8"/>
          <table:table-cell table:number-columns-repeated="120" table:style-name="ACE-0x7efd24d218c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efd24d218c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efd24ce67f0" table:print="false">
        <office:forms form:automatic-focus="false" form:apply-design-mode="false">
          <form:form/>
        </office:forms>
        <table:table-column table:default-cell-style-name="ACE-0x7efd30b9e4a8" table:style-name="ACOL-3"/>
        <table:table-column table:default-cell-style-name="ACE-0x7efd30b9e4a8" table:style-name="ACOL-4"/>
        <table:table-column table:default-cell-style-name="ACE-0x7efd30b9e4a8" table:style-name="ACOL-5"/>
        <table:table-column table:default-cell-style-name="ACE-0x7efd30b9e4a8" table:style-name="ACOL-6"/>
        <table:table-column table:default-cell-style-name="ACE-0x7efd30b9e4a8" table:style-name="ACOL-7" table:number-columns-repeated="2"/>
        <table:table-column table:default-cell-style-name="ACE-0x7efd30b9e4a8" table:style-name="ACOL-8"/>
        <table:table-column table:default-cell-style-name="ACE-0x7efd30b9e4a8" table:style-name="ACOL-9"/>
        <table:table-column table:default-cell-style-name="ACE-0x7efd24d219e8" table:style-name="ACOL-0" table:number-columns-repeated="120"/>
        <table:table-row table:style-name="AROW-0">
          <table:table-cell table:style-name="ACE-0x7efd30b9e5d0" office:value-type="string">
            <text:p>User Name</text:p>
          </table:table-cell>
          <table:table-cell table:style-name="ACE-0x7efd30b9e6f8" office:value-type="string">
            <text:p>Password</text:p>
          </table:table-cell>
          <table:table-cell table:style-name="ACE-0x7efd30b9e6f8" office:value-type="string">
            <text:p>Category Name</text:p>
          </table:table-cell>
          <table:table-cell table:style-name="ACE-0x7efd30b9e820" office:value-type="string">
            <text:p>Message</text:p>
          </table:table-cell>
          <table:table-cell table:number-columns-repeated="4" table:style-name="ACE-0x7efd30b9e4a8"/>
          <table:table-cell table:number-columns-repeated="120" table:style-name="ACE-0x7efd24d219e8"/>
        </table:table-row>
        <table:table-row table:style-name="AROW-0">
          <table:table-cell table:style-name="ACE-0x7efd24d0cd20" office:value-type="string">
            <text:p>testshopclue@sc.com</text:p>
          </table:table-cell>
          <table:table-cell table:style-name="ACE-0x7efd30b9ea70" office:value-type="float" office:value="123456">
            <text:p>123456</text:p>
          </table:table-cell>
          <table:table-cell table:style-name="ACE-0x7efd30b9ea70" office:value-type="string">
            <text:p>Health is Wealth</text:p>
          </table:table-cell>
          <table:table-cell table:style-name="ACE-0x7efd30b9eb98" office:value-type="string">
            <text:p>The items were added successfully</text:p>
          </table:table-cell>
          <table:table-cell table:number-columns-repeated="4" table:style-name="ACE-0x7efd30b9e4a8"/>
          <table:table-cell table:number-columns-repeated="120" table:style-name="ACE-0x7efd24d219e8"/>
        </table:table-row>
        <table:table-row table:style-name="AROW-0">
          <table:table-cell table:style-name="ACE-0x7efd24d0d538" office:value-type="string">
            <text:p>testshopclue@sc.com</text:p>
          </table:table-cell>
          <table:table-cell table:style-name="ACE-0x7efd30b9ede8" office:value-type="float" office:value="123456">
            <text:p>123456</text:p>
          </table:table-cell>
          <table:table-cell table:style-name="ACE-0x7efd30b9ede8"/>
          <table:table-cell table:style-name="ACE-0x7efd30b9ef10"/>
          <table:table-cell table:number-columns-repeated="4" table:style-name="ACE-0x7efd30b9e4a8"/>
          <table:table-cell table:number-columns-repeated="120" table:style-name="ACE-0x7efd24d219e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efd24d219e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efd24ce69e0" table:print="false">
        <office:forms form:automatic-focus="false" form:apply-design-mode="false">
          <form:form/>
        </office:forms>
        <table:table-column table:default-cell-style-name="ACE-0x7efd30b9f038" table:style-name="ACOL-3"/>
        <table:table-column table:default-cell-style-name="ACE-0x7efd30b9f038" table:style-name="ACOL-4"/>
        <table:table-column table:default-cell-style-name="ACE-0x7efd30b9f038" table:style-name="ACOL-5"/>
        <table:table-column table:default-cell-style-name="ACE-0x7efd30b9f038" table:style-name="ACOL-6"/>
        <table:table-column table:default-cell-style-name="ACE-0x7efd30b9f038" table:style-name="ACOL-7" table:number-columns-repeated="2"/>
        <table:table-column table:default-cell-style-name="ACE-0x7efd30b9f038" table:style-name="ACOL-8"/>
        <table:table-column table:default-cell-style-name="ACE-0x7efd30b9f038" table:style-name="ACOL-9"/>
        <table:table-column table:default-cell-style-name="ACE-0x7efd24d21b10" table:style-name="ACOL-0" table:number-columns-repeated="120"/>
        <table:table-row table:style-name="AROW-0">
          <table:table-cell table:style-name="ACE-0x7efd30b9f160" office:value-type="string">
            <text:p>User Name</text:p>
          </table:table-cell>
          <table:table-cell table:style-name="ACE-0x7efd30b9f288" office:value-type="string">
            <text:p>Password</text:p>
          </table:table-cell>
          <table:table-cell table:style-name="ACE-0x7efd30b9f288" office:value-type="string">
            <text:p>Category Name</text:p>
          </table:table-cell>
          <table:table-cell table:style-name="ACE-0x7efd30b9f3b0" office:value-type="string">
            <text:p>Message</text:p>
          </table:table-cell>
          <table:table-cell table:number-columns-repeated="4" table:style-name="ACE-0x7efd30b9f038"/>
          <table:table-cell table:number-columns-repeated="120" table:style-name="ACE-0x7efd24d21b10"/>
        </table:table-row>
        <table:table-row table:style-name="AROW-0">
          <table:table-cell table:style-name="ACE-0x7efd24d0c880" office:value-type="string">
            <text:p>testshopclue@sc.com</text:p>
          </table:table-cell>
          <table:table-cell table:style-name="ACE-0x7efd30b9f600" office:value-type="float" office:value="123456">
            <text:p>123456</text:p>
          </table:table-cell>
          <table:table-cell table:style-name="ACE-0x7efd30b9f600" office:value-type="string">
            <text:p>Health is Wealth</text:p>
          </table:table-cell>
          <table:table-cell table:style-name="ACE-0x7efd30b9f728" office:value-type="string">
            <text:p>The items were added successfully</text:p>
          </table:table-cell>
          <table:table-cell table:number-columns-repeated="4" table:style-name="ACE-0x7efd30b9f038"/>
          <table:table-cell table:number-columns-repeated="120" table:style-name="ACE-0x7efd24d21b10"/>
        </table:table-row>
        <table:table-row table:style-name="AROW-0">
          <table:table-cell table:style-name="ACE-0x7efd24d0c630" office:value-type="string">
            <text:p>testshopclue@sc.com</text:p>
          </table:table-cell>
          <table:table-cell table:style-name="ACE-0x7efd30b9f978" office:value-type="float" office:value="123456">
            <text:p>123456</text:p>
          </table:table-cell>
          <table:table-cell table:style-name="ACE-0x7efd30b9f978"/>
          <table:table-cell table:style-name="ACE-0x7efd30b9faa0"/>
          <table:table-cell table:number-columns-repeated="4" table:style-name="ACE-0x7efd30b9f038"/>
          <table:table-cell table:number-columns-repeated="120" table:style-name="ACE-0x7efd24d21b1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efd24d21b1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efd24ce03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d24cc8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d24b981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d2da36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d2d9f5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d2da5d2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efd24ce6030" style:display-name="TestCase" style:page-layout-name="pl-0x7efd24ce03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d24ce6220" style:display-name="AQA1_TestData" style:page-layout-name="pl-0x7efd24cc8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d24ce6410" style:display-name="AQA2_TestData" style:page-layout-name="pl-0x7efd24b981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d24ce6600" style:display-name="AQA3_TestData" style:page-layout-name="pl-0x7efd2da36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d24ce67f0" style:display-name="AQA4_TestData" style:page-layout-name="pl-0x7efd2d9f5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d24ce69e0" style:display-name="AQA5_TestData" style:page-layout-name="pl-0x7efd2da5d2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9:00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